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c57" officeooo:paragraph-rsid="00102c57"/>
    </style:style>
    <style:style style:name="P2" style:family="paragraph" style:parent-style-name="Subtitle">
      <style:text-properties officeooo:rsid="00102c57" officeooo:paragraph-rsid="00102c57"/>
    </style:style>
    <style:style style:name="P3" style:family="paragraph" style:parent-style-name="Standard">
      <style:text-properties officeooo:rsid="000f0339" officeooo:paragraph-rsid="000f0339"/>
    </style:style>
    <style:style style:name="P4" style:family="paragraph" style:parent-style-name="Text_20_body">
      <style:text-properties officeooo:rsid="00102c57" officeooo:paragraph-rsid="00102c57"/>
    </style:style>
    <style:style style:name="P5" style:family="paragraph" style:parent-style-name="Text_20_body">
      <style:text-properties officeooo:rsid="00115f37" officeooo:paragraph-rsid="00115f37"/>
    </style:style>
    <style:style style:name="P6" style:family="paragraph" style:parent-style-name="Subtitle">
      <style:text-properties officeooo:rsid="00115f37" officeooo:paragraph-rsid="00115f37"/>
    </style:style>
    <style:style style:name="P7" style:family="paragraph" style:parent-style-name="Text_20_body" style:list-style-name="L1">
      <style:text-properties officeooo:rsid="00125b3f" officeooo:paragraph-rsid="00125b3f"/>
    </style:style>
    <style:style style:name="P8" style:family="paragraph" style:parent-style-name="Text_20_body" style:list-style-name="L1">
      <style:text-properties officeooo:rsid="001358f3" officeooo:paragraph-rsid="001358f3"/>
    </style:style>
    <style:style style:name="T1" style:family="text">
      <style:text-properties officeooo:rsid="00115f37"/>
    </style:style>
    <style:style style:name="T2" style:family="text">
      <style:text-properties officeooo:rsid="001358f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on Hess</text:p>
      <text:p text:style-name="P2">Sources</text:p>
      <text:p text:style-name="P3">Alpha-Beta pruning has been invented and reinvented a number of times throughout history, so pinning down a truly original source is difficult. It may have been John McCarthy at the 1956 Dartmouth Workshop on artificial intelligence. <text:line-break/><text:line-break/>That being said, T. A. Marsland, a Canadian computer scientist and game researcher has a paper that covers the topic </text:p>
      <text:p text:style-name="P3"><text:a xlink:type="simple" xlink:href="https://web.archive.org/web/20081030023047/http://www.cs.ualberta.ca/~tony/OldPapers/encyc.mac.pdf" text:style-name="Internet_20_link" text:visited-style-name="Visited_20_Internet_20_Link">https://web.archive.org/web/20081030023047/http://www.cs.ualberta.ca/~tony/OldPapers/encyc.mac.pdf</text:a></text:p>
      <text:p text:style-name="P3"/>
      <text:p text:style-name="P1">This paper also covers trivial minimax. </text:p>
      <text:p text:style-name="P1"/>
      <text:p text:style-name="P2">Implementation Strategy</text:p>
      <text:p text:style-name="P4">I will be implementing minimax with and without alpha-beta pruning for chess in a language called GDScript, a <text:span text:style-name="T1">close </text:span>derivative of Python. This allows me to easily integrate with the open source game engine Godot, making display and interaction with the program easy. </text:p>
      <text:p text:style-name="P5">Depending on real world performance levels after implementation, I may offload some of the work to code in C#. Godot also supports this and C# is more performant due to its JIT compilation instead of GDScript’s (Python’s) interpretated style. </text:p>
      <text:p text:style-name="P6">Initial Unit Tests</text:p>
      <text:p text:style-name="P5">Minimax with and without alpha-beta pruning can be run on basic trees and does not need to actual be evaluating board states of chess. This makes testing significantly easier. </text:p>
      <text:list text:style-name="L1">
        <text:list-item>
          <text:p text:style-name="P7">Check minimax on simple single depth tree</text:p>
        </text:list-item>
        <text:list-item>
          <text:p text:style-name="P7">Check <text:span text:style-name="T2">w/ </text:span>ab pruning on simple single depth tree</text:p>
        </text:list-item>
        <text:list-item>
          <text:p text:style-name="P7">Check that the visit order of nodes is as expected w/o ab pruning</text:p>
        </text:list-item>
        <text:list-item>
          <text:p text:style-name="P7">Check that the visit <text:span text:style-name="T2">order of nodes is as expected w/ ab pruning</text:span></text:p>
        </text:list-item>
        <text:list-item>
          <text:p text:style-name="P7">Check that the correct path is chosen w/o ab pruning on basic random tree</text:p>
        </text:list-item>
        <text:list-item>
          <text:p text:style-name="P7">Check that the correct path is chose w/ ab pruning on basic random tree</text:p>
        </text:list-item>
        <text:list-item>
          <text:p text:style-name="P7">Check that specific nodes get properly <text:span text:style-name="T2">pruned</text:span> when using ab pruning</text:p>
        </text:list-item>
        <text:list-item>
          <text:p text:style-name="P8">Check that specific nodes at different levels get pruned w/ ab pruning</text:p>
        </text:list-item>
        <text:list-item>
          <text:p text:style-name="P7">Check worst case tree with ab pruning</text:p>
        </text:list-item>
        <text:list-item>
          <text:p text:style-name="P7">Check best case tree with ab pruning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50:41.103121330</meta:creation-date>
    <dc:date>2024-11-19T14:02:41.697837144</dc:date>
    <meta:editing-duration>PT2M22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20" meta:word-count="299" meta:character-count="1827" meta:non-whitespace-character-count="1551"/>
  </office:meta>
</office:document-meta>
</file>